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1"/>
        <table:table-column table:style-name="co4" table:number-columns-repeated="2" table:default-cell-style-name="ce1"/>
        <table:table-column table:style-name="co4" table:visibility="collapse" table:number-columns-repeated="4" table:default-cell-style-name="ce1"/>
        <table:table-column table:style-name="co4" table:visibility="collapse" table:default-cell-style-name="Default"/>
        <table:table-column table:style-name="co4" table:visibility="collapse" table:number-columns-repeated="3" table:default-cell-style-name="ce1"/>
        <table:table-column table:style-name="co4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アンヅリアノヴ・イリア</text:p>
          </table:table-cell>
          <table:table-cell office:value-type="string" calcext:value-type="string">
            <text:p>Андрианов Илья</text:p>
          </table:table-cell>
          <table:table-cell office:value-type="float" office:value="2.1" calcext:value-type="float">
            <text:p>2,1</text:p>
          </table:table-cell>
          <table:table-cell table:formula="of:=LOOKUP([.B1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Андрианов Илья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BLLNN</text:p>
          </table:table-cell>
          <table:table-cell table:style-name="Default"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L</text:p>
          </table:table-cell>
          <table:table-cell/>
          <table:table-cell table:style-name="Default"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21</text:p>
          </table:table-cell>
          <table:table-cell table:formula="of:=IF([.I1]=&quot;да&quot;;1;0)+IF([.M1]=&quot;да&quot;;1;0)+IF([.S1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ベクレネヴァ・ダリア</text:p>
          </table:table-cell>
          <table:table-cell office:value-type="string" calcext:value-type="string">
            <text:p>Бекренева Дарья</text:p>
          </table:table-cell>
          <table:table-cell/>
          <table:table-cell table:formula="of:=LOOKUP([.B2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Бекренева Дарья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B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style-name="ce1"/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2]=&quot;да&quot;;1;0)+IF([.M2]=&quot;да&quot;;1;0)+IF([.S2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リアコフ・ダニラ</text:p>
          </table:table-cell>
          <table:table-cell office:value-type="string" calcext:value-type="string">
            <text:p>Беляков Данила</text:p>
          </table:table-cell>
          <table:table-cell office:value-type="float" office:value="4.5" calcext:value-type="float">
            <text:p>4,5</text:p>
          </table:table-cell>
          <table:table-cell table:formula="of:=LOOKUP([.B3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Беляков Данил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Без форы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BLLNN</text:p>
          </table:table-cell>
          <table:table-cell table:style-name="ce1"/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3]=&quot;да&quot;;1;0)+IF([.M3]=&quot;да&quot;;1;0)+IF([.S3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ボルゾフ・アルテミイ</text:p>
          </table:table-cell>
          <table:table-cell office:value-type="string" calcext:value-type="string">
            <text:p>Борзов Артемий</text:p>
          </table:table-cell>
          <table:table-cell/>
          <table:table-cell table:formula="of:=LOOKUP([.B4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Борзов Артем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L</text:p>
          </table:table-cell>
          <table:table-cell table:style-name="Default"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B</text:p>
          </table:table-cell>
          <table:table-cell/>
          <table:table-cell table:style-name="Default"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4]=&quot;да&quot;;1;0)+IF([.M4]=&quot;да&quot;;1;0)+IF([.S4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ヴェショルコヴァ・ヴァルヴァラ</text:p>
          </table:table-cell>
          <table:table-cell office:value-type="string" calcext:value-type="string">
            <text:p>Веселкова Варвара</text:p>
          </table:table-cell>
          <table:table-cell office:value-type="float" office:value="4.2" calcext:value-type="float">
            <text:p>4,2</text:p>
          </table:table-cell>
          <table:table-cell table:formula="of:=LOOKUP([.B5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Ващенков Алексе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Без форы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L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21</text:p>
          </table:table-cell>
          <table:table-cell table:formula="of:=IF([.I5]=&quot;да&quot;;1;0)+IF([.M5]=&quot;да&quot;;1;0)+IF([.S5]=&quot;да&quot;;1;0)+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ヴァシェンコヴ・アレクセイ</text:p>
          </table:table-cell>
          <table:table-cell office:value-type="string" calcext:value-type="string">
            <text:p>Ващенков Алексей</text:p>
          </table:table-cell>
          <table:table-cell office:value-type="float" office:value="3.1" calcext:value-type="float">
            <text:p>3,1</text:p>
          </table:table-cell>
          <table:table-cell table:formula="of:=LOOKUP([.B6];[.H$1:.H$28];[.U$1:.U$2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Веселкова Варвар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BLL</text:p>
          </table:table-cell>
          <table:table-cell table:style-name="ce1"/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21</text:p>
          </table:table-cell>
          <table:table-cell table:formula="of:=IF([.I6]=&quot;да&quot;;1;0)+IF([.M6]=&quot;да&quot;;1;0)+IF([.S6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ニロヴァ・リュボヴィ</text:p>
          </table:table-cell>
          <table:table-cell office:value-type="string" calcext:value-type="string">
            <text:p>Данилова Любовь</text:p>
          </table:table-cell>
          <table:table-cell office:value-type="float" office:value="2.2" calcext:value-type="float">
            <text:p>2,2</text:p>
          </table:table-cell>
          <table:table-cell table:formula="of:=LOOKUP([.B7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Данилова Любовь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style-name="Default"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7]=&quot;да&quot;;1;0)+IF([.M7]=&quot;да&quot;;1;0)+IF([.S7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ラガン・アリナ</text:p>
          </table:table-cell>
          <table:table-cell office:value-type="string" calcext:value-type="string">
            <text:p>Драган Арина</text:p>
          </table:table-cell>
          <table:table-cell office:value-type="float" office:value="5.3" calcext:value-type="float">
            <text:p>5,3</text:p>
          </table:table-cell>
          <table:table-cell table:formula="of:=LOOKUP([.B8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Добренко Денис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BLL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*21</text:p>
          </table:table-cell>
          <table:table-cell table:formula="of:=IF([.I8]=&quot;да&quot;;1;0)+IF([.M8]=&quot;да&quot;;1;0)+IF([.S8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ブレンコ・デニス</text:p>
          </table:table-cell>
          <table:table-cell office:value-type="string" calcext:value-type="string">
            <text:p>Добренко Денис</text:p>
          </table:table-cell>
          <table:table-cell office:value-type="float" office:value="6.4" calcext:value-type="float">
            <text:p>6,4</text:p>
          </table:table-cell>
          <table:table-cell table:formula="of:=LOOKUP([.B9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раган Арин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style-name="Default"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R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*21</text:p>
          </table:table-cell>
          <table:table-cell table:formula="of:=IF([.I9]=&quot;да&quot;;1;0)+IF([.M9]=&quot;да&quot;;1;0)+IF([.S9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ニャマリエヴ・ルスラヌ</text:p>
          </table:table-cell>
          <table:table-cell office:value-type="string" calcext:value-type="string">
            <text:p>Дунямалиев Руслан</text:p>
          </table:table-cell>
          <table:table-cell office:value-type="float" office:value="3.3" calcext:value-type="float">
            <text:p>3,3</text:p>
          </table:table-cell>
          <table:table-cell table:formula="of:=LOOKUP([.B10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Дунямалиев Руслан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B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10]=&quot;да&quot;;1;0)+IF([.M10]=&quot;да&quot;;1;0)+IF([.S10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ヴドキモヴァ・アリョナ</text:p>
          </table:table-cell>
          <table:table-cell office:value-type="string" calcext:value-type="string">
            <text:p>Евдокимова Алёна</text:p>
          </table:table-cell>
          <table:table-cell/>
          <table:table-cell table:formula="of:=LOOKUP([.B11];[.H$1:.H$28];[.U$1:.U$28]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office:value-type="string" calcext:value-type="string">
            <text:p>Евдокимова Алёна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イエメリアヌチク・ウラヂミル</text:p>
          </table:table-cell>
          <table:table-cell office:value-type="string" calcext:value-type="string">
            <text:p>Емельянчик Владимир</text:p>
          </table:table-cell>
          <table:table-cell office:value-type="float" office:value="1.5" calcext:value-type="float">
            <text:p>1,5</text:p>
          </table:table-cell>
          <table:table-cell table:formula="of:=LOOKUP([.B12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Емельянчик Владимир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RB</text:p>
          </table:table-cell>
          <table:table-cell table:number-columns-repeated="4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12]=&quot;да&quot;;1;0)+IF([.M12]=&quot;да&quot;;1;0)+IF([.S12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ワノヴ・アントヌ・アヌトノヴィチ</text:p>
          </table:table-cell>
          <table:table-cell office:value-type="string" calcext:value-type="string">
            <text:p>Иванов Антон Антонович</text:p>
          </table:table-cell>
          <table:table-cell office:value-type="float" office:value="4.4" calcext:value-type="float">
            <text:p>4,4</text:p>
          </table:table-cell>
          <table:table-cell table:formula="of:=LOOKUP([.B13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Иванов Антон Антонович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BLLNN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number-columns-repeated="4"/>
          <table:table-cell office:value-type="string" calcext:value-type="string">
            <text:p>да</text:p>
          </table:table-cell>
          <table:table-cell office:value-type="string" calcext:value-type="string">
            <text:p>R*21</text:p>
          </table:table-cell>
          <table:table-cell table:formula="of:=IF([.I13]=&quot;да&quot;;1;0)+IF([.M13]=&quot;да&quot;;1;0)+IF([.S13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ワノヴ・アントヌ・オレゴヴィチ</text:p>
          </table:table-cell>
          <table:table-cell office:value-type="string" calcext:value-type="string">
            <text:p>Иванов Антон Олегович</text:p>
          </table:table-cell>
          <table:table-cell office:value-type="float" office:value="3.4" calcext:value-type="float">
            <text:p>3,4</text:p>
          </table:table-cell>
          <table:table-cell table:formula="of:=LOOKUP([.B14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Иванов Антон Олегович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L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Без форы</text:p>
          </table:table-cell>
          <table:table-cell table:number-columns-repeated="4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14]=&quot;да&quot;;1;0)+IF([.M14]=&quot;да&quot;;1;0)+IF([.S14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ラコゾヴ・パヴェル</text:p>
          </table:table-cell>
          <table:table-cell office:value-type="string" calcext:value-type="string">
            <text:p>Каракозов Павел</text:p>
          </table:table-cell>
          <table:table-cell/>
          <table:table-cell table:formula="of:=LOOKUP([.B15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Каракозов Павел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15]=&quot;да&quot;;1;0)+IF([.M15]=&quot;да&quot;;1;0)+IF([.S15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ザロヴ・セルゲイ</text:p>
          </table:table-cell>
          <table:table-cell office:value-type="string" calcext:value-type="string">
            <text:p>Назаров Сергей</text:p>
          </table:table-cell>
          <table:table-cell office:value-type="float" office:value="6.1" calcext:value-type="float">
            <text:p>6,1</text:p>
          </table:table-cell>
          <table:table-cell table:formula="of:=LOOKUP([.B16];[.H$1:.H$28];[.U$1:.U$2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Назаров Серге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L</text:p>
          </table:table-cell>
          <table:table-cell table:style-name="Default"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RBLL</text:p>
          </table:table-cell>
          <table:table-cell table:number-columns-repeated="4"/>
          <table:table-cell office:value-type="string" calcext:value-type="string">
            <text:p>да</text:p>
          </table:table-cell>
          <table:table-cell office:value-type="string" calcext:value-type="string">
            <text:p>R*21</text:p>
          </table:table-cell>
          <table:table-cell table:formula="of:=IF([.I16]=&quot;да&quot;;1;0)+IF([.M16]=&quot;да&quot;;1;0)+IF([.S16]=&quot;да&quot;;1;0)+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マトヴァ・リナタ</text:p>
          </table:table-cell>
          <table:table-cell office:value-type="string" calcext:value-type="string">
            <text:p>Нематова Рената</text:p>
          </table:table-cell>
          <table:table-cell office:value-type="float" office:value="1.2" calcext:value-type="float">
            <text:p>1,2</text:p>
          </table:table-cell>
          <table:table-cell table:formula="of:=LOOKUP([.B17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Нематова Ренат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</text:p>
          </table:table-cell>
          <table:table-cell table:style-name="Default"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17]=&quot;да&quot;;1;0)+IF([.M17]=&quot;да&quot;;1;0)+IF([.S17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パルホメンコ・ゲオルギイ</text:p>
          </table:table-cell>
          <table:table-cell office:value-type="string" calcext:value-type="string">
            <text:p>Пархоменко Георгий</text:p>
          </table:table-cell>
          <table:table-cell office:value-type="float" office:value="2.4" calcext:value-type="float">
            <text:p>2,4</text:p>
          </table:table-cell>
          <table:table-cell table:formula="of:=LOOKUP([.B18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Пархоменко Георгий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formula="of:=IF([.I18]=&quot;да&quot;;1;0)+IF([.M18]=&quot;да&quot;;1;0)+IF([.S18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ルビナ・オレシャ</text:p>
          </table:table-cell>
          <table:table-cell office:value-type="string" calcext:value-type="string">
            <text:p>Рубина Олеся</text:p>
          </table:table-cell>
          <table:table-cell/>
          <table:table-cell table:formula="of:=LOOKUP([.B19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убина Олеся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19]=&quot;да&quot;;1;0)+IF([.M19]=&quot;да&quot;;1;0)+IF([.S19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ャコヴ・イエヴゲニイ</text:p>
          </table:table-cell>
          <table:table-cell office:value-type="string" calcext:value-type="string">
            <text:p>Серебряков Евгений</text:p>
          </table:table-cell>
          <table:table-cell office:value-type="float" office:value="4.1" calcext:value-type="float">
            <text:p>4,1</text:p>
          </table:table-cell>
          <table:table-cell table:formula="of:=LOOKUP([.B20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еменов Тян Шанский Егор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style-name="Default"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RB</text:p>
          </table:table-cell>
          <table:table-cell table:number-columns-repeated="4"/>
          <table:table-cell office:value-type="string" calcext:value-type="string">
            <text:p>нет</text:p>
          </table:table-cell>
          <table:table-cell office:value-type="string" calcext:value-type="string">
            <text:p>R*21</text:p>
          </table:table-cell>
          <table:table-cell table:formula="of:=IF([.I20]=&quot;да&quot;;1;0)+IF([.M20]=&quot;да&quot;;1;0)+IF([.S20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ミョノヴ天山スキイ・イェゴル</text:p>
          </table:table-cell>
          <table:table-cell office:value-type="string" calcext:value-type="string">
            <text:p>Семенов Тян-Шанский Егор</text:p>
          </table:table-cell>
          <table:table-cell office:value-type="float" office:value="5.5" calcext:value-type="float">
            <text:p>5,5</text:p>
          </table:table-cell>
          <table:table-cell table:formula="of:=LOOKUP([.B21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еребряков Евгений</text:p>
          </table:table-cell>
          <table:table-cell table:style-name="ce2" office:value-type="string" calcext:value-type="string" table:number-columns-spanned="12" table:number-rows-spanned="1">
            <text:p>нет ответов</text:p>
          </table:table-cell>
          <table:covered-table-cell table:number-columns-repeated="5"/>
          <table:covered-table-cell table:style-name="ce1"/>
          <table:covered-table-cell table:number-columns-repeated="5"/>
          <table:table-cell table:formula="of:=IF([.I21]=&quot;да&quot;;1;0)+IF([.M21]=&quot;да&quot;;1;0)+IF([.S21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ホムリン・フィオドル</text:p>
          </table:table-cell>
          <table:table-cell office:value-type="string" calcext:value-type="string">
            <text:p>Сухомлин Фёдор</text:p>
          </table:table-cell>
          <table:table-cell/>
          <table:table-cell table:formula="of:=LOOKUP([.B22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ухомлин Фёдор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22]=&quot;да&quot;;1;0)+IF([.M22]=&quot;да&quot;;1;0)+IF([.S22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ツラヴィン・アレクサンデル</text:p>
          </table:table-cell>
          <table:table-cell office:value-type="string" calcext:value-type="string">
            <text:p>Травин Александр</text:p>
          </table:table-cell>
          <table:table-cell office:value-type="float" office:value="6.5" calcext:value-type="float">
            <text:p>6,5</text:p>
          </table:table-cell>
          <table:table-cell table:formula="of:=LOOKUP([.B23];[.H$1:.H$28];[.U$1:.U$2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Толкачёв Кирилл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style-name="ce1"/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23]=&quot;да&quot;;1;0)+IF([.M23]=&quot;да&quot;;1;0)+IF([.S23]=&quot;да&quot;;1;0)+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トルカチョヴ・キリル</text:p>
          </table:table-cell>
          <table:table-cell office:value-type="string" calcext:value-type="string">
            <text:p>Толкачёв Кирилл</text:p>
          </table:table-cell>
          <table:table-cell office:value-type="float" office:value="1.5" calcext:value-type="float">
            <text:p>1,5</text:p>
          </table:table-cell>
          <table:table-cell table:formula="of:=LOOKUP([.B24];[.H$1:.H$28];[.U$1:.U$2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Травин Александр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BLLNN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L</text:p>
          </table:table-cell>
          <table:table-cell table:style-name="ce1"/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R*32</text:p>
          </table:table-cell>
          <table:table-cell table:formula="of:=IF([.I24]=&quot;да&quot;;1;0)+IF([.M24]=&quot;да&quot;;1;0)+IF([.S24]=&quot;да&quot;;1;0)+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ェクマリョヴ・ヂミツリイ</text:p>
          </table:table-cell>
          <table:table-cell office:value-type="string" calcext:value-type="string">
            <text:p>Чекмарёв Дмитрий</text:p>
          </table:table-cell>
          <table:table-cell office:value-type="float" office:value="2.4" calcext:value-type="float">
            <text:p>2,4</text:p>
          </table:table-cell>
          <table:table-cell table:formula="of:=LOOKUP([.B25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Чекмарёв Дмитр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25]=&quot;да&quot;;1;0)+IF([.M25]=&quot;да&quot;;1;0)+IF([.S25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ェミナワ・ソフィア</text:p>
          </table:table-cell>
          <table:table-cell office:value-type="string" calcext:value-type="string">
            <text:p>Чеминава София</text:p>
          </table:table-cell>
          <table:table-cell office:value-type="float" office:value="3.2" calcext:value-type="float">
            <text:p>3,2</text:p>
          </table:table-cell>
          <table:table-cell table:formula="of:=LOOKUP([.B26];[.H$1:.H$28];[.U$1:.U$2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Чеминава София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RBLLNN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R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26]=&quot;да&quot;;1;0)+IF([.M26]=&quot;да&quot;;1;0)+IF([.S26]=&quot;да&quot;;1;0)+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ストヴ・オレグ</text:p>
          </table:table-cell>
          <table:table-cell office:value-type="string" calcext:value-type="string">
            <text:p>Чистов Олег</text:p>
          </table:table-cell>
          <table:table-cell/>
          <table:table-cell table:formula="of:=LOOKUP([.B27];[.H$1:.H$28];[.U$1:.U$2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Чистов Олег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RBLL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27]=&quot;да&quot;;1;0)+IF([.M27]=&quot;да&quot;;1;0)+IF([.S27]=&quot;да&quot;;1;0)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シェロヴ・ナザル</text:p>
          </table:table-cell>
          <table:table-cell office:value-type="string" calcext:value-type="string">
            <text:p>Шеров Назар</text:p>
          </table:table-cell>
          <table:table-cell office:value-type="float" office:value="1.1" calcext:value-type="float">
            <text:p>1,1</text:p>
          </table:table-cell>
          <table:table-cell table:formula="of:=LOOKUP([.B28];[.H$1:.H$28];[.U$1:.U$2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Шеров Назар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Sente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B</text:p>
          </table:table-cell>
          <table:table-cell table:style-name="ce1"/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R*32</text:p>
          </table:table-cell>
          <table:table-cell table:formula="of:=IF([.I28]=&quot;да&quot;;1;0)+IF([.M28]=&quot;да&quot;;1;0)+IF([.S28]=&quot;да&quot;;1;0)+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.00.0000</text:date>, <text:time style:data-style-name="N2" text:time-value="18:14:57.5133654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4T19:05:00.91883214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39" meta:object-count="0"/>
  </office:meta>
</office:document-meta>
</file>